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7742" officeooo:paragraph-rsid="001d7742"/>
    </style:style>
    <style:style style:name="P2" style:family="paragraph" style:parent-style-name="Standard" style:list-style-name="L1">
      <style:text-properties officeooo:rsid="001d7742" officeooo:paragraph-rsid="001d7742"/>
    </style:style>
    <style:style style:name="P3" style:family="paragraph" style:parent-style-name="Standard">
      <style:text-properties fo:font-weight="bold" officeooo:rsid="001d7742" officeooo:paragraph-rsid="001d7742" style:font-weight-asian="bold" style:font-weight-complex="bold"/>
    </style:style>
    <style:style style:name="P4" style:family="paragraph" style:parent-style-name="Standard" style:list-style-name="L1">
      <style:text-properties officeooo:rsid="001ef456" officeooo:paragraph-rsid="001ef456"/>
    </style:style>
    <style:style style:name="P5" style:family="paragraph" style:parent-style-name="Standard">
      <style:text-properties officeooo:rsid="001ef456" officeooo:paragraph-rsid="001ef456"/>
    </style:style>
    <style:style style:name="P6" style:family="paragraph" style:parent-style-name="Standard">
      <style:text-properties officeooo:rsid="001f9562" officeooo:paragraph-rsid="001f9562"/>
    </style:style>
    <style:style style:name="P7" style:family="paragraph" style:parent-style-name="Standard" style:list-style-name="L2">
      <style:text-properties officeooo:rsid="001f9562" officeooo:paragraph-rsid="001f9562"/>
    </style:style>
    <style:style style:name="P8" style:family="paragraph" style:parent-style-name="Standard" style:list-style-name="L2">
      <style:text-properties officeooo:rsid="0020b724" officeooo:paragraph-rsid="0020b724"/>
    </style:style>
    <style:style style:name="P9" style:family="paragraph" style:parent-style-name="Standard" style:list-style-name="L2">
      <style:text-properties officeooo:rsid="0020b724" officeooo:paragraph-rsid="00240987"/>
    </style:style>
    <style:style style:name="P10" style:family="paragraph" style:parent-style-name="Standard" style:list-style-name="L2">
      <style:text-properties officeooo:rsid="0020b724" officeooo:paragraph-rsid="002565d7"/>
    </style:style>
    <style:style style:name="P11" style:family="paragraph" style:parent-style-name="Standard">
      <style:text-properties officeooo:rsid="0020b724" officeooo:paragraph-rsid="002565d7"/>
    </style:style>
    <style:style style:name="P12" style:family="paragraph" style:parent-style-name="Standard" style:list-style-name="L2">
      <style:text-properties officeooo:rsid="002565d7" officeooo:paragraph-rsid="002565d7"/>
    </style:style>
    <style:style style:name="P13" style:family="paragraph" style:parent-style-name="Standard" style:list-style-name="L2">
      <style:text-properties officeooo:rsid="0026cce2" officeooo:paragraph-rsid="0026cce2"/>
    </style:style>
    <style:style style:name="P14" style:family="paragraph" style:parent-style-name="Standard">
      <style:text-properties fo:color="#2a6099" officeooo:rsid="001f9562" officeooo:paragraph-rsid="001f9562"/>
    </style:style>
    <style:style style:name="P15" style:family="paragraph" style:parent-style-name="Standard">
      <style:text-properties fo:color="#2a6099" officeooo:rsid="0029658f" officeooo:paragraph-rsid="0029658f"/>
    </style:style>
    <style:style style:name="P16" style:family="paragraph" style:parent-style-name="Standard" style:list-style-name="L2">
      <style:paragraph-properties fo:break-before="page"/>
      <style:text-properties officeooo:rsid="0026cce2" officeooo:paragraph-rsid="0026cce2"/>
    </style:style>
    <style:style style:name="T1" style:family="text">
      <style:text-properties officeooo:rsid="001f9562"/>
    </style:style>
    <style:style style:name="T2" style:family="text">
      <style:text-properties officeooo:rsid="0020b724"/>
    </style:style>
    <style:style style:name="T3" style:family="text">
      <style:text-properties officeooo:rsid="00228160"/>
    </style:style>
    <style:style style:name="T4" style:family="text">
      <style:text-properties officeooo:rsid="00240987"/>
    </style:style>
    <style:style style:name="T5" style:family="text">
      <style:text-properties officeooo:rsid="002565d7"/>
    </style:style>
    <style:style style:name="T6" style:family="text">
      <style:text-properties officeooo:rsid="0026cce2"/>
    </style:style>
    <style:style style:name="T7" style:family="text">
      <style:text-properties officeooo:rsid="0029658f"/>
    </style:style>
    <style:style style:name="T8" style:family="text">
      <style:text-properties officeooo:rsid="002a06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troduction structure:</text:p>
      <text:p text:style-name="P1"/>
      <text:list xml:id="list2592742310" text:style-name="L1">
        <text:list-item>
          <text:p text:style-name="P2">Intro GWs</text:p>
        </text:list-item>
        <text:list-item>
          <text:p text:style-name="P2">Intro detection pipeline <text:span text:style-name="T8">(macthed filter searches etc)</text:span></text:p>
        </text:list-item>
        <text:list-item>
          <text:p text:style-name="P2">Intro PE</text:p>
        </text:list-item>
        <text:list-item>
          <text:p text:style-name="P2">Intro Bayesian Stats (brief and specific)</text:p>
        </text:list-item>
        <text:list-item>
          <text:p text:style-name="P2">Intro old inference methods (likelihood eqn – from michael’s paper, or bilby notes (ref bilby software) and why they are so slow (table with speds form hunter’s paper,<text:span text:style-name="T1">add NessAI speed too.</text:span>), also introduce software/algorithms to speed them (no DL for now<text:span text:style-name="T8">) (when discussing how they work talk about modelled waveform banks such as IMRPHenome etc and give citations))</text:span></text:p>
        </text:list-item>
        <text:list-item>
          <text:p text:style-name="P4">Motivate this speed being a problem by introducing MMA</text:p>
        </text:list-item>
        <text:list-item>
          <text:p text:style-name="P4">Intro that DL implementations for a lot of the pipeline, sky searches,</text:p>
        </text:list-item>
        <text:list-item>
          <text:p text:style-name="P4">Intro in particulat for PE</text:p>
        </text:list-item>
        <text:list-item>
          <text:p text:style-name="P4">Intro some software uses DL to enhance old methods (nessai, add another ref)</text:p>
        </text:list-item>
        <text:list-item>
          <text:p text:style-name="P4">We propose using Deep learning to completely replace the old methods to increase speeds by up tp 8 orders of mag (cite hunter’s paper) <text:span text:style-name="T6">using a technique called VI.</text:span></text:p>
        </text:list-item>
      </text:list>
      <text:p text:style-name="P5"/>
      <text:p text:style-name="P14">Up until this point there has been no specoifics of DL method/architecture, just ‘DL’ the comparitive nature has come from the old mnethods, and more modern version of old methods.</text:p>
      <text:p text:style-name="P14">Now we go on to compare more specifics (do I save all monte equations for methods - <text:span text:style-name="T6">YES</text:span>)</text:p>
      <text:p text:style-name="P6"/>
      <text:list xml:id="list804904726" text:style-name="L2">
        <text:list-item>
          <text:p text:style-name="P7">Intro DL <text:span text:style-name="T2">as a whole </text:span><text:span text:style-name="T6">(lots of refs)</text:span></text:p>
        </text:list-item>
        <text:list-item>
          <text:p text:style-name="P8">Intro gen models <text:span text:style-name="T6">(what is their purpose) </text:span></text:p>
        </text:list-item>
        <text:list-item>
          <text:p text:style-name="P8">Intro comparison of gen models form gen model paper, <text:s/>main two being flows and autoencoders. <text:span text:style-name="T6">WHY – have flows/VAEs been used commonly in GW inference...</text:span></text:p>
        </text:list-item>
        <text:list-item>
          <text:p text:style-name="P8">Intro that other papers have shown flows (brief intro of flows) does a good job (nessai and stephen green, <text:span text:style-name="T5">include their timings in the time table?</text:span>)</text:p>
        </text:list-item>
        <text:list-item>
          <text:p text:style-name="P9">State we have gone with a type of AE that is well suited <text:span text:style-name="T3">for signal processing (link to gen model paper – directly compare GANs,flows and Aes – need to find a GAN PE paper thern! - </text:span><text:span text:style-name="T4">can’t find paper on GANs so might not need a table to compare, just compare it in prose and use the gen model paper as a ref!</text:span><text:span text:style-name="T3">)</text:span></text:p>
        </text:list-item>
        <text:list-item>
          <text:p text:style-name="P10"><text:span text:style-name="T4">Intro what a AE then VAE then CVAE is, then keep specific eqns from hunter’s (not training – keep training for method sections (a) – also keep all monte equations for the methodology section – </text:span><text:span text:style-name="T5">link to vit_flow fig</text:span><text:span text:style-name="T4">) – </text:span><text:span text:style-name="T5">variation inference is a technique.</text:span></text:p>
        </text:list-item>
        <text:list-item>
          <text:p text:style-name="P10"><text:span text:style-name="T5">Talk about vit in a comparitive/critical manner – how fast it is compared to other methods </text:span><text:span text:style-name="T6">(direct comparison to green (cite)) </text:span><text:span text:style-name="T5">(link to that table- the table should have a divider between DL and non-DL approachesa) – its limitations in versatility and explainability</text:span></text:p>
        </text:list-item>
        <text:list-item>
          <text:p text:style-name="P13">To improve its limitations – verstaility wer require a method of extracting likelihood values which can then be used to test and improve our results using a <text:span text:style-name="T7">basic implementation </text:span>technique called Sample-Importance Resampling (SIR) <text:s/>{cite?}which was shown by {cite OzGrav} as an effective method for improving proposal posterior results.</text:p>
        </text:list-item>
      </text:list>
      <text:p text:style-name="P11"/>
      <text:p text:style-name="P15">Really focus on critical comparison, how is this method similar/different to what’s done before?</text:p>
      <text:p text:style-name="P15">How significant are these results going forward</text:p>
      <text:p text:style-name="P11"/>
      <text:list xml:id="list110111522473702" text:continue-numbering="true" text:style-name="L2">
        <text:list-item>
          <text:p text:style-name="P12">Use the signposting cleverly to introduce comparisons!</text:p>
        </text:list-item>
        <text:list-item>
          <text:p text:style-name="P13">Sign post methods: sections 2 we dicus the metholody of training our model and using Monte Carlo methods to estimate sample likleihoods for a reduced parameter space. And resampling our approximate posterior. </text:p>
        </text:list-item>
        <text:list-item>
          <text:p text:style-name="P13">In Section 3, we present the results our our monte carlo methods and in section 4 we conclude and discus their suitability and significance as a novel pr<text:span text:style-name="T7">o</text:span>of-of concept method of <text:soft-page-break/>rapid GW PE, <text:span text:style-name="T7">as well as intuitive immediate next steps to improve our methodology. (more updated less-biased SIR algorithm)</text:span> </text:p>
          <text:p text:style-name="P16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09:56:19.041588869</meta:creation-date>
    <meta:generator>LibreOffice/6.4.6.2$Linux_X86_64 LibreOffice_project/40$Build-2</meta:generator>
    <dc:date>2021-03-22T11:01:10.142557380</dc:date>
    <meta:editing-duration>PT35M26S</meta:editing-duration>
    <meta:editing-cycles>7</meta:editing-cycles>
    <meta:document-statistic meta:table-count="0" meta:image-count="0" meta:object-count="0" meta:page-count="3" meta:paragraph-count="27" meta:word-count="581" meta:character-count="3422" meta:non-whitespace-character-count="2873"/>
  </office:meta>
</office:document-meta>
</file>